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4pt" fo:font-weight="bold" officeooo:rsid="002437c4" officeooo:paragraph-rsid="002437c4" style:font-weight-asian="bold" style:font-weight-complex="bold"/>
    </style:style>
    <style:style style:name="P2" style:family="paragraph" style:parent-style-name="Standard">
      <style:paragraph-properties fo:text-align="start" style:justify-single-word="false"/>
      <style:text-properties fo:font-size="14pt" fo:font-weight="bold" officeooo:rsid="00288a65" officeooo:paragraph-rsid="00288a65" style:font-weight-asian="bold" style:font-weight-complex="bold"/>
    </style:style>
    <style:style style:name="P3" style:family="paragraph" style:parent-style-name="Standard">
      <style:paragraph-properties fo:text-align="start" style:justify-single-word="false"/>
      <style:text-properties fo:font-size="14pt" fo:font-weight="bold" officeooo:rsid="00288a65" officeooo:paragraph-rsid="002d93e1" style:font-weight-asian="bold" style:font-weight-complex="bold"/>
    </style:style>
    <style:style style:name="P4" style:family="paragraph" style:parent-style-name="Standard">
      <style:paragraph-properties fo:text-align="start" style:justify-single-word="false"/>
      <style:text-properties fo:font-size="14pt" fo:font-weight="normal" officeooo:rsid="00288a65" officeooo:paragraph-rsid="00288a65" style:font-weight-asian="normal" style:font-weight-complex="normal"/>
    </style:style>
    <style:style style:name="P5" style:family="paragraph" style:parent-style-name="Standard">
      <style:paragraph-properties fo:text-align="start" style:justify-single-word="false"/>
      <style:text-properties fo:font-size="14pt" fo:font-weight="normal" officeooo:rsid="002de91c" officeooo:paragraph-rsid="00288a65" style:font-weight-asian="normal" style:font-weight-complex="normal"/>
    </style:style>
    <style:style style:name="P6" style:family="paragraph" style:parent-style-name="Standard">
      <style:paragraph-properties fo:text-align="start" style:justify-single-word="false"/>
      <style:text-properties officeooo:paragraph-rsid="00288a65"/>
    </style:style>
    <style:style style:name="P7" style:family="paragraph" style:parent-style-name="Standard">
      <style:paragraph-properties fo:text-align="start" style:justify-single-word="false"/>
      <style:text-properties officeooo:rsid="00288a65" officeooo:paragraph-rsid="00288a65"/>
    </style:style>
    <style:style style:name="P8" style:family="paragraph" style:parent-style-name="Standard">
      <style:paragraph-properties fo:text-align="start" style:justify-single-word="false"/>
      <style:text-properties fo:font-weight="bold" officeooo:rsid="002f6c20" officeooo:paragraph-rsid="002f6c20" style:font-weight-asian="bold" style:font-weight-complex="bold"/>
    </style:style>
    <style:style style:name="P9" style:family="paragraph" style:parent-style-name="Standard">
      <style:paragraph-properties fo:text-align="start" style:justify-single-word="false"/>
      <style:text-properties fo:font-weight="normal" officeooo:rsid="002f6c20" officeooo:paragraph-rsid="002f6c20" style:font-weight-asian="normal" style:font-weight-complex="normal"/>
    </style:style>
    <style:style style:name="P10" style:family="paragraph" style:parent-style-name="Standard">
      <style:paragraph-properties fo:text-align="start" style:justify-single-word="false"/>
      <style:text-properties officeooo:rsid="00348df0" officeooo:paragraph-rsid="00348df0"/>
    </style:style>
    <style:style style:name="P11" style:family="paragraph" style:parent-style-name="Standard">
      <style:paragraph-properties fo:text-align="start" style:justify-single-word="false"/>
      <style:text-properties fo:font-size="14pt" fo:font-weight="normal" officeooo:rsid="00288a65" officeooo:paragraph-rsid="00288a65" style:font-weight-asian="normal" style:font-weight-complex="normal"/>
    </style:style>
    <style:style style:name="P12" style:family="paragraph" style:parent-style-name="Standard">
      <style:paragraph-properties fo:text-align="start" style:justify-single-word="false"/>
      <style:text-properties fo:font-size="14pt" fo:font-weight="normal" officeooo:rsid="00348df0" officeooo:paragraph-rsid="00348df0" style:font-weight-asian="normal" style:font-weight-complex="normal"/>
    </style:style>
    <style:style style:name="P13" style:family="paragraph" style:parent-style-name="Standard">
      <style:paragraph-properties fo:text-align="start" style:justify-single-word="false"/>
      <style:text-properties fo:font-size="14pt" fo:font-weight="normal" officeooo:rsid="002de91c" officeooo:paragraph-rsid="00288a65" style:font-weight-asian="normal" style:font-weight-complex="normal"/>
    </style:style>
    <style:style style:name="P14" style:family="paragraph" style:parent-style-name="Standard">
      <style:paragraph-properties fo:text-align="start" style:justify-single-word="false"/>
      <style:text-properties fo:font-size="14pt" fo:font-weight="bold" officeooo:rsid="002f6c20" officeooo:paragraph-rsid="002f6c20" style:font-weight-asian="bold" style:font-weight-complex="bold"/>
    </style:style>
    <style:style style:name="P15" style:family="paragraph" style:parent-style-name="Standard">
      <style:paragraph-properties fo:text-align="center" style:justify-single-word="false"/>
      <style:text-properties fo:font-size="14pt" fo:font-weight="bold" officeooo:rsid="0035d232" officeooo:paragraph-rsid="0035d232" style:font-weight-asian="bold" style:font-weight-complex="bold"/>
    </style:style>
    <style:style style:name="P16" style:family="paragraph" style:parent-style-name="Standard">
      <style:paragraph-properties fo:text-align="start" style:justify-single-word="false"/>
      <style:text-properties fo:font-size="14pt" fo:font-weight="bold" officeooo:rsid="002437c4" officeooo:paragraph-rsid="002437c4" style:font-weight-asian="bold" style:font-weight-complex="bold"/>
    </style:style>
    <style:style style:name="P17" style:family="paragraph" style:parent-style-name="Standard">
      <style:paragraph-properties fo:text-align="center" style:justify-single-word="false"/>
      <style:text-properties fo:font-size="14pt" fo:font-weight="bold" officeooo:rsid="003df397" officeooo:paragraph-rsid="003df397" style:font-weight-asian="bold" style:font-weight-complex="bold"/>
    </style:style>
    <style:style style:name="P18" style:family="paragraph" style:parent-style-name="Standard">
      <style:paragraph-properties fo:text-align="center" style:justify-single-word="false" fo:break-before="page"/>
      <style:text-properties fo:font-size="14pt" style:text-underline-style="solid" style:text-underline-width="auto" style:text-underline-color="font-color" fo:font-weight="bold" officeooo:rsid="003df397" officeooo:paragraph-rsid="003df397" style:font-weight-asian="bold" style:font-weight-complex="bold"/>
    </style:style>
    <style:style style:name="P19" style:family="paragraph" style:parent-style-name="Standard">
      <style:paragraph-properties fo:text-align="start" style:justify-single-word="false"/>
      <style:text-properties fo:font-weight="bold" officeooo:rsid="002f6c20" officeooo:paragraph-rsid="002f6c20" style:font-weight-asian="bold" style:font-weight-complex="bold"/>
    </style:style>
    <style:style style:name="P20" style:family="paragraph" style:parent-style-name="Standard">
      <style:paragraph-properties fo:text-align="center" style:justify-single-word="false" fo:break-before="page"/>
      <style:text-properties fo:font-weight="bold" officeooo:rsid="0035d232" officeooo:paragraph-rsid="0035d232" style:font-weight-asian="bold" style:font-weight-complex="bold"/>
    </style:style>
    <style:style style:name="P21" style:family="paragraph" style:parent-style-name="Standard">
      <style:paragraph-properties fo:text-align="start" style:justify-single-word="false"/>
      <style:text-properties fo:font-size="12pt" fo:font-weight="normal" officeooo:rsid="0035d232" officeooo:paragraph-rsid="0035d232" style:font-weight-asian="normal" style:font-weight-complex="normal"/>
    </style:style>
    <style:style style:name="P22" style:family="paragraph" style:parent-style-name="Standard">
      <style:paragraph-properties fo:text-align="start" style:justify-single-word="false"/>
      <style:text-properties fo:font-size="12pt" fo:font-weight="normal" officeooo:rsid="003df397" officeooo:paragraph-rsid="003df397" style:font-weight-asian="normal" style:font-weight-complex="normal"/>
    </style:style>
    <style:style style:name="P23" style:family="paragraph" style:parent-style-name="Standard">
      <style:paragraph-properties fo:text-align="start" style:justify-single-word="false"/>
      <style:text-properties fo:font-size="12pt" fo:font-weight="bold" officeooo:rsid="003fab88" officeooo:paragraph-rsid="003fab88" style:font-weight-asian="bold" style:font-weight-complex="bold"/>
    </style:style>
    <style:style style:name="T1" style:family="text">
      <style:text-properties fo:font-weight="normal" style:font-weight-asian="normal" style:font-weight-complex="normal"/>
    </style:style>
    <style:style style:name="T2" style:family="text">
      <style:text-properties fo:font-size="14pt" fo:font-weight="bold" style:font-weight-asian="bold" style:font-weight-complex="bold"/>
    </style:style>
    <style:style style:name="T3" style:family="text">
      <style:text-properties fo:font-size="14pt" fo:font-weight="bold" officeooo:rsid="00288a65" style:font-weight-asian="bold" style:font-weight-complex="bold"/>
    </style:style>
    <style:style style:name="T4" style:family="text">
      <style:text-properties fo:font-size="14pt" fo:font-weight="normal" style:font-weight-asian="normal" style:font-weight-complex="normal"/>
    </style:style>
    <style:style style:name="T5" style:family="text">
      <style:text-properties fo:font-size="14pt" fo:font-weight="normal" officeooo:rsid="00288a65" style:font-weight-asian="normal" style:font-weight-complex="normal"/>
    </style:style>
    <style:style style:name="T6" style:family="text">
      <style:text-properties fo:font-size="14pt"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indings:</text:p>
      <text:p text:style-name="P1"/>
      <text:p text:style-name="P1"/>
      <text:p text:style-name="P2">High: </text:p>
      <text:p text:style-name="P3">1. <text:span text:style-name="T1">ERC721A._burn(uint256,bool) <text:s/>contains an incorrect shift operation: _packedAddressData[from] += (1 &lt;&lt; _BITPOS_NUMBER_BURNED) - 1 </text:span></text:p>
      <text:p text:style-name="P4"/>
      <text:p text:style-name="P2">2. <text:span text:style-name="T1">ERC721A._mint(address,uint256) <text:s/>contains an incorrect shift operation: _packedAddressData[to] += quantity * ((1 &lt;&lt; _BITPOS_NUMBER_MINTED) | 1)</text:span></text:p>
      <text:p text:style-name="P4"/>
      <text:p text:style-name="P4"/>
      <text:p text:style-name="P2">Medium:</text:p>
      <text:p text:style-name="P6"><text:span text:style-name="T3">1. </text:span><text:span text:style-name="T5">ONFT721Core.estimateSendBatchFee(uint16,bytes,uint256[],bool,bytes) ignores return value by lzEndpoint.estimateFees(_dstChainId,address(this),payload,_useZro,_adapterParams) </text:span></text:p>
      <text:p text:style-name="P6"><text:span text:style-name="T3">Recommendation: </text:span><text:span text:style-name="T5">Ensure that all the return values of the function calls are used.</text:span></text:p>
      <text:p text:style-name="P5"/>
      <text:p text:style-name="P5"/>
      <text:p text:style-name="P2">Low:</text:p>
      <text:p text:style-name="P7"><text:span text:style-name="T2">1. </text:span><text:span text:style-name="T4">CyberSyndicate.purchaseTokens(uint256) uses timestamp for comparisons</text:span></text:p>
      <text:p text:style-name="P4"><text:tab/>• require(bool,string)(block.timestamp &gt; publicmintActiveTime,The contract is paused) </text:p>
      <text:p text:style-name="P4"/>
      <text:p text:style-name="P7"><text:span text:style-name="T2">Recommendation: </text:span><text:span text:style-name="T4">Avoid relying on `block.timestamp`.</text:span></text:p>
      <text:p text:style-name="P2"/>
      <text:p text:style-name="P7"><text:span text:style-name="T2">2. </text:span><text:span text:style-name="T4">Reentrancy in ONFT721Core._send(address,uint16,bytes,uint256[],address,address,bytes)</text:span></text:p>
      <text:p text:style-name="P4"><text:tab/>• _lzSend(_dstChainId,payload,_refundAddress,_zroPaymentAddress,_adapterParams,msg.value) </text:p>
      <text:p text:style-name="P4"><text:tab/>• lzEndpoint.send{value: _nativeFee}(_dstChainId,trustedRemote,_payload,_refundAddress,_zroPaymentAddress,_adapterParams)</text:p>
      <text:p text:style-name="P4"><text:tab/>• SendToChain(_dstChainId,_from,_toAddress,_tokenIds) </text:p>
      <text:p text:style-name="P4"/>
      <text:p text:style-name="P7"><text:soft-page-break/><text:span text:style-name="T2">Recommendation: </text:span><text:span text:style-name="T4">Apply the [`check-effects-interactions` pattern](</text:span><text:a xlink:type="simple" xlink:href="https://docs.soliditylang.org/en/latest/security-considerations.html#re-entrancy" text:style-name="Internet_20_link" text:visited-style-name="Visited_20_Internet_20_Link"><text:span text:style-name="T4">https://docs.soliditylang.org/en/latest/security-considerations.html#re-entrancy</text:span></text:a><text:span text:style-name="T4">).</text:span></text:p>
      <text:p text:style-name="P4"/>
      <text:p text:style-name="P10"><text:span text:style-name="T2">3. </text:span><text:span text:style-name="T4">CyberSyndicate.baseExtension (Untitled-1.sol:3430) is never used in CyberSyndicate (Untitled-1.sol#3425-3564)</text:span></text:p>
      <text:p text:style-name="P12"/>
      <text:p text:style-name="P10"><text:span text:style-name="T2">Recommendation: </text:span><text:span text:style-name="T4">Remove unused state variables.</text:span></text:p>
      <text:p text:style-name="P4"/>
      <text:p text:style-name="P4"/>
      <text:p text:style-name="P14">Informational: </text:p>
      <text:p text:style-name="P8"/>
      <text:p text:style-name="P8">1. Naming Conventions: <text:span text:style-name="T1">there are some naming conversion errors in the source code. It may not cause in issue but it will be great if you choose some standard naming conventions. You can find solidity standard naming convensions on this link given below.</text:span></text:p>
      <text:p text:style-name="P8"><text:a xlink:type="simple" xlink:href="https://www.geeksforgeeks.org/solidity-style-guide/" text:style-name="Internet_20_link" text:visited-style-name="Visited_20_Internet_20_Link"><text:span text:style-name="T1">https://www.geeksforgeeks.org/solidity-style-guide/</text:span></text:a></text:p>
      <text:p text:style-name="P9"/>
      <text:p text:style-name="P8">Solidity Versions: <text:span text:style-name="T1">Different versions of Solidity are used:</text:span></text:p>
      <text:p text:style-name="P8"><text:tab/>• Version used: <text:span text:style-name="T1">['&gt;=0.5.0', '&gt;=0.7.6', '&gt;=0.8.0&lt;0.9.0', '^0.8.0', '^0.8.13', '^0.8.17', '^0.8.4']</text:span></text:p>
      <text:p text:style-name="P8">Recommendation:<text:span text:style-name="T1"> Use one Solidity version. Our Recommended version is 0.8.19. try not to use ^ symbol with solidity version. </text:span></text:p>
      <text:p text:style-name="P8"><text:span text:style-name="T1"/></text:p>
      <text:p text:style-name="P20"><text:span text:style-name="T6">Echidna Fuzz Testing</text:span></text:p>
      <text:p text:style-name="P15"/>
      <text:p text:style-name="P21">[2023-07-25 18:15:20.00] Compiling ./echidnaTest.sol... Done! (1.131590821s)</text:p>
      <text:p text:style-name="P21">Analyzing contract: /home/shujagraphy/Desktop/Hardhat-boilerplate-main/Contracts/flaten/echidnaTest.sol:TestCyberSyndicate</text:p>
      <text:p text:style-name="P21">[2023-07-25 18:15:21.27] Running slither on ./echidnaTest.sol... Done! (4.886881804s)</text:p>
      <text:p text:style-name="P21">echidna_test_MintCost: passing</text:p>
      <text:p text:style-name="P21">echidna_test_costPerNft: passing</text:p>
      <text:p text:style-name="P21">echidna_test_totalMinted: passing</text:p>
      <text:p text:style-name="P21">echidna_test_StartMintId: passing</text:p>
      <text:p text:style-name="P21">echidna_test_OwnerMinted: passing</text:p>
      <text:p text:style-name="P21"/>
      <text:p text:style-name="P21"/>
      <text:p text:style-name="P21">Unique instructions: 5596</text:p>
      <text:p text:style-name="P21">Unique codehashes: 1</text:p>
      <text:p text:style-name="P21">Corpus size: 1</text:p>
      <text:p text:style-name="P21">Seed: 5626248097655294152</text:p>
      <text:p text:style-name="P21"/>
      <text:p text:style-name="P18">Slither Complete Report</text:p>
      <text:p text:style-name="P17"/>
      <text:p text:style-name="P22">'solc --version' running</text:p>
      <text:p text:style-name="P22">'solc Untitled-1.sol --combined-json abi,ast,bin,bin-runtime,srcmap,srcmap-runtime,userdoc,devdoc,hashes --allow-paths .,/home/shujagraphy/Desktop/Hardhat-boilerplate-main/Contracts/flaten' running</text:p>
      <text:p text:style-name="P22">Compilation warnings/errors on Untitled-1.sol:</text:p>
      <text:p text:style-name="P22">Warning: Contract code size is 27826 bytes and exceeds 24576 bytes (a limit introduced in Spurious Dragon). This contract may not be deployable on Mainnet. Consider enabling the optimizer (with a low "runs" value!), turning off revert strings, or using libraries.</text:p>
      <text:p text:style-name="P22"><text:s text:c="4"/>--&gt; Untitled-1.sol:3155:1:</text:p>
      <text:p text:style-name="P22"><text:s text:c="5"/>|</text:p>
      <text:p text:style-name="P22">3155 | contract ONFT721A is ONFT721Core, ERC4907A, ERC721A__IERC721Receiver {</text:p>
      <text:p text:style-name="P22"><text:s text:c="5"/>| ^ (Relevant source part starts here and spans across multiple lines).</text:p>
      <text:p text:style-name="P22"/>
      <text:p text:style-name="P22">Warning: Contract code size is 34729 bytes and exceeds 24576 bytes (a limit introduced in Spurious Dragon). This contract may not be deployable on Mainnet. Consider enabling the optimizer (with a low "runs" value!), turning off revert strings, or using libraries.</text:p>
      <text:p text:style-name="P22"><text:s text:c="4"/>--&gt; Untitled-1.sol:3428:1:</text:p>
      <text:p text:style-name="P22"><text:s text:c="5"/>|</text:p>
      <text:p text:style-name="P22">3428 | contract CyberSyndicate is Ownable, ERC2981, DefaultOperatorFilterer, ONFT721A {</text:p>
      <text:p text:style-name="P22"><text:s text:c="5"/>| ^ (Relevant source part starts here and spans across multiple lines).</text:p>
      <text:p text:style-name="P22"/>
      <text:p text:style-name="P22"/>
      <text:p text:style-name="P22">INFO:Detectors:</text:p>
      <text:p text:style-name="P22">ERC721A._mint(uint256,address) (Untitled-1.sol#1819-1877) contains an incorrect shift operation: _packedAddressData[to] += quantity * ((1 &lt;&lt; _BITPOS_NUMBER_MINTED) | 1) (Untitled-1.sol#1834)</text:p>
      <text:p text:style-name="P22">ERC721A._burn(bool,uint256) (Untitled-1.sol#1991-2058) contains an incorrect shift operation: _packedAddressData[from] += (1 &lt;&lt; _BITPOS_NUMBER_BURNED) - 1 (Untitled-1.sol#2025)</text:p>
      <text:p text:style-name="P22">Reference: https://github.com/crytic/slither/wiki/Detector-Documentation#incorrect-shift-in-assembly</text:p>
      <text:p text:style-name="P22">INFO:Detectors:</text:p>
      <text:p text:style-name="P22">BytesLib.concatStorage(bytes,bytes) (Untitled-1.sol#296-424) performs a multiplication on the result of a division:</text:p>
      <text:p text:style-name="P22"><text:s text:c="8"/>- sstore(uint256,uint256)(_preBytes,fslot_concatStorage_asm_0 + mload(uint256)(_postBytes + 0x20) / 0x100 ** 32 - mlength_concatStorage_asm_0 * 0x100 ** 32 - newlength_concatStorage_asm_0 + mlength_concatStorage_asm_0 * 2) (Untitled-1.sol#320-345)</text:p>
      <text:p text:style-name="P22">BytesLib.concatStorage(bytes,bytes) (Untitled-1.sol#296-424) performs a multiplication on the result of a division:</text:p>
      <text:p text:style-name="P22"><text:s text:c="8"/>- sstore(uint256,uint256)(sc_concatStorage_asm_0,mload(uint256)(mc_concatStorage_asm_0) / mask_concatStorage_asm_0 * mask_concatStorage_asm_0) (Untitled-1.sol#389)</text:p>
      <text:p text:style-name="P22"><text:soft-page-break/>BytesLib.concatStorage(bytes,bytes) (Untitled-1.sol#296-424) performs a multiplication on the result of a division:</text:p>
      <text:p text:style-name="P22"><text:s text:c="8"/>- sstore(uint256,uint256)(sc_concatStorage_asm_0,mload(uint256)(mc_concatStorage_asm_0) / mask_concatStorage_asm_0 * mask_concatStorage_asm_0) (Untitled-1.sol#421)</text:p>
      <text:p text:style-name="P22">BytesLib.equalStorage(bytes,bytes) (Untitled-1.sol#626-689) performs a multiplication on the result of a division:</text:p>
      <text:p text:style-name="P22"><text:s text:c="8"/>- fslot_equalStorage_asm_0 = fslot_equalStorage_asm_0 / 0x100 * 0x100 (Untitled-1.sol#646)</text:p>
      <text:p text:style-name="P22">Reference: https://github.com/crytic/slither/wiki/Detector-Documentation#divide-before-multiply</text:p>
      <text:p text:style-name="P22">INFO:Detectors:</text:p>
      <text:p text:style-name="P22">ONFT721Core.estimateSendBatchFee(uint16,bytes,uint256[],bool,bytes) (Untitled-1.sol#2966-2975) ignores return value by lzEndpoint.estimateFees(_dstChainId,address(this),payload,_useZro,_adapterParams) (Untitled-1.sol#2974)</text:p>
      <text:p text:style-name="P22">Reference: https://github.com/crytic/slither/wiki/Detector-Documentation#unused-return</text:p>
      <text:p text:style-name="P22">INFO:Detectors:</text:p>
      <text:p text:style-name="P22">ONFT721A.constructor(string,string,uint256,address)._name (Untitled-1.sol#3156) shadows:</text:p>
      <text:p text:style-name="P22"><text:s text:c="8"/>- ERC721A._name (Untitled-1.sol#1211) (state variable)</text:p>
      <text:p text:style-name="P22">ONFT721A.constructor(string,string,uint256,address)._symbol (Untitled-1.sol#3156) shadows:</text:p>
      <text:p text:style-name="P22"><text:s text:c="8"/>- ERC721A._symbol (Untitled-1.sol#1214) (state variable)</text:p>
      <text:p text:style-name="P22">Reference: https://github.com/crytic/slither/wiki/Detector-Documentation#local-variable-shadowing</text:p>
      <text:p text:style-name="P22">INFO:Detectors:</text:p>
      <text:p text:style-name="P22">LzApp.setPrecrime(address)._precrime (Untitled-1.sol#2825) lacks a zero-check on :</text:p>
      <text:p text:style-name="P22"><text:s text:c="16"/>- precrime = _precrime (Untitled-1.sol#2826)</text:p>
      <text:p text:style-name="P22">Reference: https://github.com/crytic/slither/wiki/Detector-Documentation#missing-zero-address-validation</text:p>
      <text:p text:style-name="P22">INFO:Detectors:</text:p>
      <text:p text:style-name="P22">ERC721A._checkContractOnERC721Received(address,address,uint256,bytes) (Untitled-1.sol#1786-1803) has external calls inside a loop: retval = ERC721A__IERC721Receiver(to).onERC721Received(_msgSenderERC721A(),from,tokenId,_data) (Untitled-1.sol#1790-1802)</text:p>
      <text:p text:style-name="P22">Reference: https://github.com/crytic/slither/wiki/Detector-Documentation/#calls-inside-a-loop</text:p>
      <text:p text:style-name="P22">INFO:Detectors:</text:p>
      <text:p text:style-name="P22">Reentrancy in ONFT721Core._send(address,uint16,bytes,uint256[],address,address,bytes) (Untitled-1.sol#3009-3036):</text:p>
      <text:p text:style-name="P22"><text:s text:c="8"/>External calls:</text:p>
      <text:p text:style-name="P22"><text:s text:c="8"/>- _lzSend(_dstChainId,payload,_refundAddress,_zroPaymentAddress,_adapterParams,msg.value) (Untitled-1.sol#3034)</text:p>
      <text:p text:style-name="P22"><text:s text:c="16"/>- lzEndpoint.send{value: _nativeFee}(_dstChainId,trustedRemote,_payload,_refundAddress,_zroPaymentAddress,_adapterParams) (Untitled-1.sol#2745-2747)</text:p>
      <text:p text:style-name="P22"><text:s text:c="8"/>Event emitted after the call(s):</text:p>
      <text:p text:style-name="P22"><text:s text:c="8"/>- SendToChain(_dstChainId,_from,_toAddress,_tokenIds) (Untitled-1.sol#3035)</text:p>
      <text:p text:style-name="P22">Reference: https://github.com/crytic/slither/wiki/Detector-Documentation#reentrancy-vulnerabilities-3</text:p>
      <text:p text:style-name="P22">INFO:Detectors:</text:p>
      <text:p text:style-name="P22"><text:soft-page-break/>CyberSyndicate.purchaseTokens(uint256) (Untitled-1.sol#3443-3450) uses timestamp for comparisons</text:p>
      <text:p text:style-name="P22"><text:s text:c="8"/>Dangerous comparisons:</text:p>
      <text:p text:style-name="P22"><text:s text:c="8"/>- require(bool,string)(block.timestamp &gt; publicmintActiveTime,The contract is paused) (Untitled-1.sol#3444)</text:p>
      <text:p text:style-name="P22">Reference: https://github.com/crytic/slither/wiki/Detector-Documentation#block-timestamp</text:p>
      <text:p text:style-name="P22">INFO:Detectors:</text:p>
      <text:p text:style-name="P22">ExcessivelySafeCall.excessivelySafeCall(address,uint256,uint16,bytes) (Untitled-1.sol#107-139) uses assembly</text:p>
      <text:p text:style-name="P22"><text:s text:c="8"/>- INLINE ASM (Untitled-1.sol#119-137)</text:p>
      <text:p text:style-name="P22">ExcessivelySafeCall.excessivelySafeStaticCall(address,uint256,uint16,bytes) (Untitled-1.sol#156-188) uses assembly</text:p>
      <text:p text:style-name="P22"><text:s text:c="8"/>- INLINE ASM (Untitled-1.sol#169-186)</text:p>
      <text:p text:style-name="P22">ExcessivelySafeCall.swapSelector(bytes4,bytes) (Untitled-1.sol#199-211) uses assembly</text:p>
      <text:p text:style-name="P22"><text:s text:c="8"/>- INLINE ASM (Untitled-1.sol#202-210)</text:p>
      <text:p text:style-name="P22">BytesLib.concat(bytes,bytes) (Untitled-1.sol#226-294) uses assembly</text:p>
      <text:p text:style-name="P22"><text:s text:c="8"/>- INLINE ASM (Untitled-1.sol#229-291)</text:p>
      <text:p text:style-name="P22">BytesLib.concatStorage(bytes,bytes) (Untitled-1.sol#296-424) uses assembly</text:p>
      <text:p text:style-name="P22"><text:s text:c="8"/>- INLINE ASM (Untitled-1.sol#297-423)</text:p>
      <text:p text:style-name="P22">BytesLib.slice(bytes,uint256,uint256) (Untitled-1.sol#426-483) uses assembly</text:p>
      <text:p text:style-name="P22"><text:s text:c="8"/>- INLINE ASM (Untitled-1.sol#432-480)</text:p>
      <text:p text:style-name="P22">BytesLib.toAddress(bytes,uint256) (Untitled-1.sol#485-494) uses assembly</text:p>
      <text:p text:style-name="P22"><text:s text:c="8"/>- INLINE ASM (Untitled-1.sol#489-491)</text:p>
      <text:p text:style-name="P22">BytesLib.toUint8(bytes,uint256) (Untitled-1.sol#496-505) uses assembly</text:p>
      <text:p text:style-name="P22"><text:s text:c="8"/>- INLINE ASM (Untitled-1.sol#500-502)</text:p>
      <text:p text:style-name="P22">BytesLib.toUint16(bytes,uint256) (Untitled-1.sol#507-516) uses assembly</text:p>
      <text:p text:style-name="P22"><text:s text:c="8"/>- INLINE ASM (Untitled-1.sol#511-513)</text:p>
      <text:p text:style-name="P22">BytesLib.toUint32(bytes,uint256) (Untitled-1.sol#518-527) uses assembly</text:p>
      <text:p text:style-name="P22"><text:s text:c="8"/>- INLINE ASM (Untitled-1.sol#522-524)</text:p>
      <text:p text:style-name="P22">BytesLib.toUint64(bytes,uint256) (Untitled-1.sol#529-538) uses assembly</text:p>
      <text:p text:style-name="P22"><text:s text:c="8"/>- INLINE ASM (Untitled-1.sol#533-535)</text:p>
      <text:p text:style-name="P22">BytesLib.toUint96(bytes,uint256) (Untitled-1.sol#540-549) uses assembly</text:p>
      <text:p text:style-name="P22"><text:s text:c="8"/>- INLINE ASM (Untitled-1.sol#544-546)</text:p>
      <text:p text:style-name="P22">BytesLib.toUint128(bytes,uint256) (Untitled-1.sol#551-560) uses assembly</text:p>
      <text:p text:style-name="P22"><text:s text:c="8"/>- INLINE ASM (Untitled-1.sol#555-557)</text:p>
      <text:p text:style-name="P22">BytesLib.toUint256(bytes,uint256) (Untitled-1.sol#562-571) uses assembly</text:p>
      <text:p text:style-name="P22"><text:s text:c="8"/>- INLINE ASM (Untitled-1.sol#566-568)</text:p>
      <text:p text:style-name="P22">BytesLib.toBytes32(bytes,uint256) (Untitled-1.sol#573-582) uses assembly</text:p>
      <text:p text:style-name="P22"><text:soft-page-break/><text:s text:c="8"/>- INLINE ASM (Untitled-1.sol#577-579)</text:p>
      <text:p text:style-name="P22">BytesLib.equal(bytes,bytes) (Untitled-1.sol#584-624) uses assembly</text:p>
      <text:p text:style-name="P22"><text:s text:c="8"/>- INLINE ASM (Untitled-1.sol#587-621)</text:p>
      <text:p text:style-name="P22">BytesLib.equalStorage(bytes,bytes) (Untitled-1.sol#626-689) uses assembly</text:p>
      <text:p text:style-name="P22"><text:s text:c="8"/>- INLINE ASM (Untitled-1.sol#629-686)</text:p>
      <text:p text:style-name="P22">ERC721A._setAux(address,uint64) (Untitled-1.sol#1340-1349) uses assembly</text:p>
      <text:p text:style-name="P22"><text:s text:c="8"/>- INLINE ASM (Untitled-1.sol#1344-1346)</text:p>
      <text:p text:style-name="P22">ERC721A._packOwnershipData(address,uint256) (Untitled-1.sol#1494-1501) uses assembly</text:p>
      <text:p text:style-name="P22"><text:s text:c="8"/>- INLINE ASM (Untitled-1.sol#1495-1500)</text:p>
      <text:p text:style-name="P22">ERC721A._nextInitializedFlag(uint256) (Untitled-1.sol#1506-1512) uses assembly</text:p>
      <text:p text:style-name="P22"><text:s text:c="8"/>- INLINE ASM (Untitled-1.sol#1508-1511)</text:p>
      <text:p text:style-name="P22">ERC721A._isSenderApprovedOrOwner(address,address,address) (Untitled-1.sol#1598-1611) uses assembly</text:p>
      <text:p text:style-name="P22"><text:s text:c="8"/>- INLINE ASM (Untitled-1.sol#1603-1610)</text:p>
      <text:p text:style-name="P22">ERC721A._getApprovedSlotAndAddress(uint256) (Untitled-1.sol#1616-1627) uses assembly</text:p>
      <text:p text:style-name="P22"><text:s text:c="8"/>- INLINE ASM (Untitled-1.sol#1623-1626)</text:p>
      <text:p text:style-name="P22">ERC721A.transferFrom(address,address,uint256) (Untitled-1.sol#1646-1702) uses assembly</text:p>
      <text:p text:style-name="P22"><text:s text:c="8"/>- INLINE ASM (Untitled-1.sol#1663-1668)</text:p>
      <text:p text:style-name="P22">ERC721A._checkContractOnERC721Received(address,address,uint256,bytes) (Untitled-1.sol#1786-1803) uses assembly</text:p>
      <text:p text:style-name="P22"><text:s text:c="8"/>- INLINE ASM (Untitled-1.sol#1798-1800)</text:p>
      <text:p text:style-name="P22">ERC721A._mint(uint256,address) (Untitled-1.sol#1819-1877) uses assembly</text:p>
      <text:p text:style-name="P22"><text:s text:c="8"/>- INLINE ASM (Untitled-1.sol#1851-1871)</text:p>
      <text:p text:style-name="P22">ERC721A._burn(bool,uint256) (Untitled-1.sol#1991-2058) uses assembly</text:p>
      <text:p text:style-name="P22"><text:s text:c="8"/>- INLINE ASM (Untitled-1.sol#2008-2013)</text:p>
      <text:p text:style-name="P22">ERC721A._setExtraDataAt(uint256,uint24) (Untitled-1.sol#2067-2077) uses assembly</text:p>
      <text:p text:style-name="P22"><text:s text:c="8"/>- INLINE ASM (Untitled-1.sol#2072-2074)</text:p>
      <text:p text:style-name="P22">ERC721A._toString(uint256) (Untitled-1.sol#2120-2157) uses assembly</text:p>
      <text:p text:style-name="P22"><text:s text:c="8"/>- INLINE ASM (Untitled-1.sol#2121-2156)</text:p>
      <text:p text:style-name="P22">ERC4907A.userOf(uint256) (Untitled-1.sol#2255-2269) uses assembly</text:p>
      <text:p text:style-name="P22"><text:s text:c="8"/>- INLINE ASM (Untitled-1.sol#2257-2267)</text:p>
      <text:p text:style-name="P22">LzApp._getGasLimit(bytes) (Untitled-1.sol#2761-2766) uses assembly</text:p>
      <text:p text:style-name="P22"><text:s text:c="8"/>- INLINE ASM (Untitled-1.sol#2763-2765)</text:p>
      <text:p text:style-name="P22">ONFT721Core._nonblockingLzReceive(uint16,bytes,uint64,bytes) (Untitled-1.sol#3038-3061) uses assembly</text:p>
      <text:p text:style-name="P22"><text:s text:c="8"/>- INLINE ASM (Untitled-1.sol#3048-3050)</text:p>
      <text:p text:style-name="P22">Reference: https://github.com/crytic/slither/wiki/Detector-Documentation#assembly-usage</text:p>
      <text:p text:style-name="P22"><text:soft-page-break/>INFO:Detectors:</text:p>
      <text:p text:style-name="P22">Different versions of Solidity are used:</text:p>
      <text:p text:style-name="P22"><text:s text:c="8"/>- Version used: ['&gt;=0.5.0', '&gt;=0.7.6', '&gt;=0.8.0&lt;0.9.0', '^0.8.0', '^0.8.13', '^0.8.17', '^0.8.4']</text:p>
      <text:p text:style-name="P22"><text:s text:c="8"/>- &gt;=0.5.0 (Untitled-1.sol#694)</text:p>
      <text:p text:style-name="P22"><text:s text:c="8"/>- &gt;=0.5.0 (Untitled-1.sol#720)</text:p>
      <text:p text:style-name="P22"><text:s text:c="8"/>- &gt;=0.5.0 (Untitled-1.sol#829)</text:p>
      <text:p text:style-name="P22"><text:s text:c="8"/>- &gt;=0.5.0 (Untitled-1.sol#2324)</text:p>
      <text:p text:style-name="P22"><text:s text:c="8"/>- &gt;=0.7.6 (Untitled-1.sol#87)</text:p>
      <text:p text:style-name="P22"><text:s text:c="8"/>- &gt;=0.8.0&lt;0.9.0 (Untitled-1.sol#223)</text:p>
      <text:p text:style-name="P22"><text:s text:c="8"/>- ^0.8.0 (Untitled-1.sol#10)</text:p>
      <text:p text:style-name="P22"><text:s text:c="8"/>- ^0.8.0 (Untitled-1.sol#2299)</text:p>
      <text:p text:style-name="P22"><text:s text:c="8"/>- ^0.8.0 (Untitled-1.sol#2417)</text:p>
      <text:p text:style-name="P22"><text:s text:c="8"/>- ^0.8.0 (Untitled-1.sol#2446)</text:p>
      <text:p text:style-name="P22"><text:s text:c="8"/>- ^0.8.0 (Untitled-1.sol#2471)</text:p>
      <text:p text:style-name="P22"><text:s text:c="8"/>- ^0.8.0 (Untitled-1.sol#2577)</text:p>
      <text:p text:style-name="P22"><text:s text:c="8"/>- ^0.8.0 (Untitled-1.sol#2603)</text:p>
      <text:p text:style-name="P22"><text:s text:c="8"/>- ^0.8.0 (Untitled-1.sol#2684)</text:p>
      <text:p text:style-name="P22"><text:s text:c="8"/>- ^0.8.0 (Untitled-1.sol#2850)</text:p>
      <text:p text:style-name="P22"><text:s text:c="8"/>- ^0.8.0 (Untitled-1.sol#2930)</text:p>
      <text:p text:style-name="P22"><text:s text:c="8"/>- ^0.8.13 (Untitled-1.sol#3180)</text:p>
      <text:p text:style-name="P22"><text:s text:c="8"/>- ^0.8.13 (Untitled-1.sol#3187)</text:p>
      <text:p text:style-name="P22"><text:s text:c="8"/>- ^0.8.13 (Untitled-1.sol#3328)</text:p>
      <text:p text:style-name="P22"><text:s text:c="8"/>- ^0.8.13 (Untitled-1.sol#3405)</text:p>
      <text:p text:style-name="P22"><text:s text:c="8"/>- ^0.8.17 (Untitled-1.sol#3422)</text:p>
      <text:p text:style-name="P22"><text:s text:c="8"/>- ^0.8.4 (Untitled-1.sol#846)</text:p>
      <text:p text:style-name="P22"><text:s text:c="8"/>- ^0.8.4 (Untitled-1.sol#1117)</text:p>
      <text:p text:style-name="P22"><text:s text:c="8"/>- ^0.8.4 (Untitled-1.sol#2165)</text:p>
      <text:p text:style-name="P22"><text:s text:c="8"/>- ^0.8.4 (Untitled-1.sol#2209)</text:p>
      <text:p text:style-name="P22"><text:s text:c="8"/>- ^0.8.4 (Untitled-1.sol#3144)</text:p>
      <text:p text:style-name="P22">Reference: https://github.com/crytic/slither/wiki/Detector-Documentation#different-pragma-directives-are-used</text:p>
      <text:p text:style-name="P22">INFO:Detectors:</text:p>
      <text:p text:style-name="P22">ERC721A._mint(uint256,address) (Untitled-1.sol#1819-1877) has costly operations inside a loop:</text:p>
      <text:p text:style-name="P22"><text:s text:c="8"/>- _currentIndex = end (Untitled-1.sol#1874)</text:p>
      <text:p text:style-name="P22">Reference: https://github.com/crytic/slither/wiki/Detector-Documentation#costly-operations-inside-a-loop</text:p>
      <text:p text:style-name="P22"><text:soft-page-break/>INFO:Detectors:</text:p>
      <text:p text:style-name="P22">BytesLib.concat(bytes,bytes) (Untitled-1.sol#226-294) is never used and should be removed</text:p>
      <text:p text:style-name="P22">BytesLib.concatStorage(bytes,bytes) (Untitled-1.sol#296-424) is never used and should be removed</text:p>
      <text:p text:style-name="P22">BytesLib.equal(bytes,bytes) (Untitled-1.sol#584-624) is never used and should be removed</text:p>
      <text:p text:style-name="P22">BytesLib.equalStorage(bytes,bytes) (Untitled-1.sol#626-689) is never used and should be removed</text:p>
      <text:p text:style-name="P22">BytesLib.toAddress(bytes,uint256) (Untitled-1.sol#485-494) is never used and should be removed</text:p>
      <text:p text:style-name="P22">BytesLib.toBytes32(bytes,uint256) (Untitled-1.sol#573-582) is never used and should be removed</text:p>
      <text:p text:style-name="P22">BytesLib.toUint128(bytes,uint256) (Untitled-1.sol#551-560) is never used and should be removed</text:p>
      <text:p text:style-name="P22">BytesLib.toUint16(bytes,uint256) (Untitled-1.sol#507-516) is never used and should be removed</text:p>
      <text:p text:style-name="P22">BytesLib.toUint256(bytes,uint256) (Untitled-1.sol#562-571) is never used and should be removed</text:p>
      <text:p text:style-name="P22">BytesLib.toUint32(bytes,uint256) (Untitled-1.sol#518-527) is never used and should be removed</text:p>
      <text:p text:style-name="P22">BytesLib.toUint64(bytes,uint256) (Untitled-1.sol#529-538) is never used and should be removed</text:p>
      <text:p text:style-name="P22">BytesLib.toUint8(bytes,uint256) (Untitled-1.sol#496-505) is never used and should be removed</text:p>
      <text:p text:style-name="P22">BytesLib.toUint96(bytes,uint256) (Untitled-1.sol#540-549) is never used and should be removed</text:p>
      <text:p text:style-name="P22">Context._msgData() (Untitled-1.sol#2594-2596) is never used and should be removed</text:p>
      <text:p text:style-name="P22">ERC2981._deleteDefaultRoyalty() (Untitled-1.sol#2546-2548) is never used and should be removed</text:p>
      <text:p text:style-name="P22">ERC2981._resetTokenRoyalty(uint256) (Untitled-1.sol#2568-2570) is never used and should be removed</text:p>
      <text:p text:style-name="P22">ERC2981._setTokenRoyalty(uint256,address,uint96) (Untitled-1.sol#2558-2563) is never used and should be removed</text:p>
      <text:p text:style-name="P22">ERC4907A._explicitUserOf(uint256) (Untitled-1.sol#2290-2292) is never used and should be removed</text:p>
      <text:p text:style-name="P22">ERC721A._baseURI() (Untitled-1.sol#1406-1408) is never used and should be removed</text:p>
      <text:p text:style-name="P22">ERC721A._burn(bool,uint256) (Untitled-1.sol#1991-2058) is never used and should be removed</text:p>
      <text:p text:style-name="P22">ERC721A._burn(uint256) (Untitled-1.sol#1977-1979) is never used and should be removed</text:p>
      <text:p text:style-name="P22">ERC721A._getAux(address) (Untitled-1.sol#1332-1334) is never used and should be removed</text:p>
      <text:p text:style-name="P22">ERC721A._initializeOwnershipAt(uint256) (Untitled-1.sol#1443-1447) is never used and should be removed</text:p>
      <text:p text:style-name="P22">ERC721A._mintERC2309(address,uint256) (Untitled-1.sol#1900-1930) is never used and should be removed</text:p>
      <text:p text:style-name="P22">ERC721A._nextTokenId() (Untitled-1.sol#1268-1270) is never used and should be removed</text:p>
      <text:p text:style-name="P22">ERC721A._numberBurned(address) (Untitled-1.sol#1325-1327) is never used and should be removed</text:p>
      <text:p text:style-name="P22">ERC721A._numberMinted(address) (Untitled-1.sol#1318-1320) is never used and should be removed</text:p>
      <text:p text:style-name="P22">ERC721A._ownershipAt(uint256) (Untitled-1.sol#1436-1438) is never used and should be removed</text:p>
      <text:p text:style-name="P22">ERC721A._ownershipOf(uint256) (Untitled-1.sol#1429-1431) is never used and should be removed</text:p>
      <text:p text:style-name="P22">ERC721A._setAux(address,uint64) (Untitled-1.sol#1340-1349) is never used and should be removed</text:p>
      <text:p text:style-name="P22">ERC721A._setExtraDataAt(uint256,uint24) (Untitled-1.sol#2067-2077) is never used and should be removed</text:p>
      <text:p text:style-name="P22">ERC721A._totalBurned() (Untitled-1.sol#1299-1301) is never used and should be removed</text:p>
      <text:p text:style-name="P22">ERC721A._totalMinted() (Untitled-1.sol#1288-1294) is never used and should be removed</text:p>
      <text:p text:style-name="P22"><text:soft-page-break/>ERC721A._unpackedOwnership(uint256) (Untitled-1.sol#1484-1489) is never used and should be removed</text:p>
      <text:p text:style-name="P22">ExcessivelySafeCall.excessivelySafeStaticCall(address,uint256,uint16,bytes) (Untitled-1.sol#156-188) is never used and should be removed</text:p>
      <text:p text:style-name="P22">ExcessivelySafeCall.swapSelector(bytes4,bytes) (Untitled-1.sol#199-211) is never used and should be removed</text:p>
      <text:p text:style-name="P22">ReentrancyGuard._reentrancyGuardEntered() (Untitled-1.sol#80-82) is never used and should be removed</text:p>
      <text:p text:style-name="P22">Reference: https://github.com/crytic/slither/wiki/Detector-Documentation#dead-code</text:p>
      <text:p text:style-name="P22">INFO:Detectors:</text:p>
      <text:p text:style-name="P22">Pragma version^0.8.0 (Untitled-1.sol#10) allows old versions</text:p>
      <text:p text:style-name="P22">Pragma version&gt;=0.7.6 (Untitled-1.sol#87) allows old versions</text:p>
      <text:p text:style-name="P22">Pragma version&gt;=0.8.0&lt;0.9.0 (Untitled-1.sol#223) is too complex</text:p>
      <text:p text:style-name="P22">Pragma version&gt;=0.5.0 (Untitled-1.sol#694) allows old versions</text:p>
      <text:p text:style-name="P22">Pragma version&gt;=0.5.0 (Untitled-1.sol#720) allows old versions</text:p>
      <text:p text:style-name="P22">Pragma version&gt;=0.5.0 (Untitled-1.sol#829) allows old versions</text:p>
      <text:p text:style-name="P22">Pragma version^0.8.4 (Untitled-1.sol#846) allows old versions</text:p>
      <text:p text:style-name="P22">Pragma version^0.8.4 (Untitled-1.sol#1117) allows old versions</text:p>
      <text:p text:style-name="P22">Pragma version^0.8.4 (Untitled-1.sol#2165) allows old versions</text:p>
      <text:p text:style-name="P22">Pragma version^0.8.4 (Untitled-1.sol#2209) allows old versions</text:p>
      <text:p text:style-name="P22">Pragma version^0.8.0 (Untitled-1.sol#2299) allows old versions</text:p>
      <text:p text:style-name="P22">Pragma version&gt;=0.5.0 (Untitled-1.sol#2324) allows old versions</text:p>
      <text:p text:style-name="P22">Pragma version^0.8.0 (Untitled-1.sol#2417) allows old versions</text:p>
      <text:p text:style-name="P22">Pragma version^0.8.0 (Untitled-1.sol#2446) allows old versions</text:p>
      <text:p text:style-name="P22">Pragma version^0.8.0 (Untitled-1.sol#2471) allows old versions</text:p>
      <text:p text:style-name="P22">Pragma version^0.8.0 (Untitled-1.sol#2577) allows old versions</text:p>
      <text:p text:style-name="P22">Pragma version^0.8.0 (Untitled-1.sol#2603) allows old versions</text:p>
      <text:p text:style-name="P22">Pragma version^0.8.0 (Untitled-1.sol#2684) allows old versions</text:p>
      <text:p text:style-name="P22">Pragma version^0.8.0 (Untitled-1.sol#2850) allows old versions</text:p>
      <text:p text:style-name="P22">Pragma version^0.8.0 (Untitled-1.sol#2930) allows old versions</text:p>
      <text:p text:style-name="P22">Pragma version^0.8.4 (Untitled-1.sol#3144) allows old versions</text:p>
      <text:p text:style-name="P22">Pragma version^0.8.13 (Untitled-1.sol#3180) allows old versions</text:p>
      <text:p text:style-name="P22">Pragma version^0.8.13 (Untitled-1.sol#3187) allows old versions</text:p>
      <text:p text:style-name="P22">Pragma version^0.8.13 (Untitled-1.sol#3328) allows old versions</text:p>
      <text:p text:style-name="P22">Pragma version^0.8.13 (Untitled-1.sol#3405) allows old versions</text:p>
      <text:p text:style-name="P22">Pragma version^0.8.17 (Untitled-1.sol#3422) allows old versions</text:p>
      <text:p text:style-name="P22">solc-0.8.19 is not recommended for deployment</text:p>
      <text:p text:style-name="P22">Reference: https://github.com/crytic/slither/wiki/Detector-Documentation#incorrect-versions-of-solidity</text:p>
      <text:p text:style-name="P22"><text:soft-page-break/>INFO:Detectors:</text:p>
      <text:p text:style-name="P22">Low level call in CyberSyndicate.withdraw() (Untitled-1.sol#3490-3493):</text:p>
      <text:p text:style-name="P22"><text:s text:c="8"/>- (success) = address(msg.sender).call{value: address(this).balance}() (Untitled-1.sol#3491)</text:p>
      <text:p text:style-name="P22">Reference: https://github.com/crytic/slither/wiki/Detector-Documentation#low-level-calls</text:p>
      <text:p text:style-name="P22">INFO:Detectors:</text:p>
      <text:p text:style-name="P22">Parameter ExcessivelySafeCall.excessivelySafeCall(address,uint256,uint16,bytes)._target (Untitled-1.sol#107) is not in mixedCase</text:p>
      <text:p text:style-name="P22">Parameter ExcessivelySafeCall.excessivelySafeCall(address,uint256,uint16,bytes)._gas (Untitled-1.sol#107) is not in mixedCase</text:p>
      <text:p text:style-name="P22">Parameter ExcessivelySafeCall.excessivelySafeCall(address,uint256,uint16,bytes)._maxCopy (Untitled-1.sol#107) is not in mixedCase</text:p>
      <text:p text:style-name="P22">Parameter ExcessivelySafeCall.excessivelySafeCall(address,uint256,uint16,bytes)._calldata (Untitled-1.sol#107) is not in mixedCase</text:p>
      <text:p text:style-name="P22">Parameter ExcessivelySafeCall.excessivelySafeStaticCall(address,uint256,uint16,bytes)._target (Untitled-1.sol#156) is not in mixedCase</text:p>
      <text:p text:style-name="P22">Parameter ExcessivelySafeCall.excessivelySafeStaticCall(address,uint256,uint16,bytes)._gas (Untitled-1.sol#156) is not in mixedCase</text:p>
      <text:p text:style-name="P22">Parameter ExcessivelySafeCall.excessivelySafeStaticCall(address,uint256,uint16,bytes)._maxCopy (Untitled-1.sol#156) is not in mixedCase</text:p>
      <text:p text:style-name="P22">Parameter ExcessivelySafeCall.excessivelySafeStaticCall(address,uint256,uint16,bytes)._calldata (Untitled-1.sol#156) is not in mixedCase</text:p>
      <text:p text:style-name="P22">Parameter ExcessivelySafeCall.swapSelector(bytes4,bytes)._newSelector (Untitled-1.sol#199) is not in mixedCase</text:p>
      <text:p text:style-name="P22">Parameter ExcessivelySafeCall.swapSelector(bytes4,bytes)._buf (Untitled-1.sol#199) is not in mixedCase</text:p>
      <text:p text:style-name="P22">Parameter BytesLib.concat(bytes,bytes)._preBytes (Untitled-1.sol#226) is not in mixedCase</text:p>
      <text:p text:style-name="P22">Parameter BytesLib.concat(bytes,bytes)._postBytes (Untitled-1.sol#226) is not in mixedCase</text:p>
      <text:p text:style-name="P22">Parameter BytesLib.concatStorage(bytes,bytes)._preBytes (Untitled-1.sol#296) is not in mixedCase</text:p>
      <text:p text:style-name="P22">Parameter BytesLib.concatStorage(bytes,bytes)._postBytes (Untitled-1.sol#296) is not in mixedCase</text:p>
      <text:p text:style-name="P22">Parameter BytesLib.slice(bytes,uint256,uint256)._bytes (Untitled-1.sol#426) is not in mixedCase</text:p>
      <text:p text:style-name="P22">Parameter BytesLib.slice(bytes,uint256,uint256)._start (Untitled-1.sol#426) is not in mixedCase</text:p>
      <text:p text:style-name="P22">Parameter BytesLib.slice(bytes,uint256,uint256)._length (Untitled-1.sol#426) is not in mixedCase</text:p>
      <text:p text:style-name="P22">Parameter BytesLib.toAddress(bytes,uint256)._bytes (Untitled-1.sol#485) is not in mixedCase</text:p>
      <text:p text:style-name="P22">Parameter BytesLib.toAddress(bytes,uint256)._start (Untitled-1.sol#485) is not in mixedCase</text:p>
      <text:p text:style-name="P22">Parameter BytesLib.toUint8(bytes,uint256)._bytes (Untitled-1.sol#496) is not in mixedCase</text:p>
      <text:p text:style-name="P22">Parameter BytesLib.toUint8(bytes,uint256)._start (Untitled-1.sol#496) is not in mixedCase</text:p>
      <text:p text:style-name="P22">Parameter BytesLib.toUint16(bytes,uint256)._bytes (Untitled-1.sol#507) is not in mixedCase</text:p>
      <text:p text:style-name="P22">Parameter BytesLib.toUint16(bytes,uint256)._start (Untitled-1.sol#507) is not in mixedCase</text:p>
      <text:p text:style-name="P22">Parameter BytesLib.toUint32(bytes,uint256)._bytes (Untitled-1.sol#518) is not in mixedCase</text:p>
      <text:p text:style-name="P22">Parameter BytesLib.toUint32(bytes,uint256)._start (Untitled-1.sol#518) is not in mixedCase</text:p>
      <text:p text:style-name="P22">Parameter BytesLib.toUint64(bytes,uint256)._bytes (Untitled-1.sol#529) is not in mixedCase</text:p>
      <text:p text:style-name="P22">Parameter BytesLib.toUint64(bytes,uint256)._start (Untitled-1.sol#529) is not in mixedCase</text:p>
      <text:p text:style-name="P22">Parameter BytesLib.toUint96(bytes,uint256)._bytes (Untitled-1.sol#540) is not in mixedCase</text:p>
      <text:p text:style-name="P22">Parameter BytesLib.toUint96(bytes,uint256)._start (Untitled-1.sol#540) is not in mixedCase</text:p>
      <text:p text:style-name="P22"><text:soft-page-break/>Parameter BytesLib.toUint128(bytes,uint256)._bytes (Untitled-1.sol#551) is not in mixedCase</text:p>
      <text:p text:style-name="P22">Parameter BytesLib.toUint128(bytes,uint256)._start (Untitled-1.sol#551) is not in mixedCase</text:p>
      <text:p text:style-name="P22">Parameter BytesLib.toUint256(bytes,uint256)._bytes (Untitled-1.sol#562) is not in mixedCase</text:p>
      <text:p text:style-name="P22">Parameter BytesLib.toUint256(bytes,uint256)._start (Untitled-1.sol#562) is not in mixedCase</text:p>
      <text:p text:style-name="P22">Parameter BytesLib.toBytes32(bytes,uint256)._bytes (Untitled-1.sol#573) is not in mixedCase</text:p>
      <text:p text:style-name="P22">Parameter BytesLib.toBytes32(bytes,uint256)._start (Untitled-1.sol#573) is not in mixedCase</text:p>
      <text:p text:style-name="P22">Parameter BytesLib.equal(bytes,bytes)._preBytes (Untitled-1.sol#584) is not in mixedCase</text:p>
      <text:p text:style-name="P22">Parameter BytesLib.equal(bytes,bytes)._postBytes (Untitled-1.sol#584) is not in mixedCase</text:p>
      <text:p text:style-name="P22">Parameter BytesLib.equalStorage(bytes,bytes)._preBytes (Untitled-1.sol#626) is not in mixedCase</text:p>
      <text:p text:style-name="P22">Parameter BytesLib.equalStorage(bytes,bytes)._postBytes (Untitled-1.sol#626) is not in mixedCase</text:p>
      <text:p text:style-name="P22">Contract ERC721A__IERC721Receiver (Untitled-1.sol#1122-1126) is not in CapWords</text:p>
      <text:p text:style-name="P22">Parameter ERC721A.safeTransferFrom(address,address,uint256,bytes)._data (Untitled-1.sol#1726) is not in mixedCase</text:p>
      <text:p text:style-name="P22">Parameter LzApp.lzReceive(uint16,bytes,uint64,bytes)._srcChainId (Untitled-1.sol#2710) is not in mixedCase</text:p>
      <text:p text:style-name="P22">Parameter LzApp.lzReceive(uint16,bytes,uint64,bytes)._srcAddress (Untitled-1.sol#2710) is not in mixedCase</text:p>
      <text:p text:style-name="P22">Parameter LzApp.lzReceive(uint16,bytes,uint64,bytes)._nonce (Untitled-1.sol#2710) is not in mixedCase</text:p>
      <text:p text:style-name="P22">Parameter LzApp.lzReceive(uint16,bytes,uint64,bytes)._payload (Untitled-1.sol#2710) is not in mixedCase</text:p>
      <text:p text:style-name="P22">Parameter LzApp.getConfig(uint16,uint16,address,uint256)._version (Untitled-1.sol#2778) is not in mixedCase</text:p>
      <text:p text:style-name="P22">Parameter LzApp.getConfig(uint16,uint16,address,uint256)._chainId (Untitled-1.sol#2778) is not in mixedCase</text:p>
      <text:p text:style-name="P22">Parameter LzApp.getConfig(uint16,uint16,address,uint256)._configType (Untitled-1.sol#2778) is not in mixedCase</text:p>
      <text:p text:style-name="P22">Parameter LzApp.setConfig(uint16,uint16,uint256,bytes)._version (Untitled-1.sol#2787) is not in mixedCase</text:p>
      <text:p text:style-name="P22">Parameter LzApp.setConfig(uint16,uint16,uint256,bytes)._chainId (Untitled-1.sol#2787) is not in mixedCase</text:p>
      <text:p text:style-name="P22">Parameter LzApp.setConfig(uint16,uint16,uint256,bytes)._configType (Untitled-1.sol#2787) is not in mixedCase</text:p>
      <text:p text:style-name="P22">Parameter LzApp.setConfig(uint16,uint16,uint256,bytes)._config (Untitled-1.sol#2787) is not in mixedCase</text:p>
      <text:p text:style-name="P22">Parameter LzApp.setSendVersion(uint16)._version (Untitled-1.sol#2795) is not in mixedCase</text:p>
      <text:p text:style-name="P22">Parameter LzApp.setReceiveVersion(uint16)._version (Untitled-1.sol#2799) is not in mixedCase</text:p>
      <text:p text:style-name="P22">Parameter LzApp.forceResumeReceive(uint16,bytes)._srcChainId (Untitled-1.sol#2803) is not in mixedCase</text:p>
      <text:p text:style-name="P22">Parameter LzApp.forceResumeReceive(uint16,bytes)._srcAddress (Untitled-1.sol#2803) is not in mixedCase</text:p>
      <text:p text:style-name="P22">Parameter LzApp.setTrustedRemote(uint16,bytes)._srcChainId (Untitled-1.sol#2809) is not in mixedCase</text:p>
      <text:p text:style-name="P22">Parameter LzApp.setTrustedRemote(uint16,bytes)._path (Untitled-1.sol#2809) is not in mixedCase</text:p>
      <text:p text:style-name="P22">Parameter LzApp.setTrustedRemoteAddress(uint16,bytes)._remoteChainId (Untitled-1.sol#2814) is not in mixedCase</text:p>
      <text:p text:style-name="P22">Parameter LzApp.setTrustedRemoteAddress(uint16,bytes)._remoteAddress (Untitled-1.sol#2814) is not in mixedCase</text:p>
      <text:p text:style-name="P22">Parameter LzApp.getTrustedRemoteAddress(uint16)._remoteChainId (Untitled-1.sol#2819) is not in mixedCase</text:p>
      <text:p text:style-name="P22">Parameter LzApp.setPrecrime(address)._precrime (Untitled-1.sol#2825) is not in mixedCase</text:p>
      <text:p text:style-name="P22">Parameter LzApp.setMinDstGas(uint16,uint16,uint256)._dstChainId (Untitled-1.sol#2830) is not in mixedCase</text:p>
      <text:p text:style-name="P22"><text:soft-page-break/>Parameter LzApp.setMinDstGas(uint16,uint16,uint256)._packetType (Untitled-1.sol#2830) is not in mixedCase</text:p>
      <text:p text:style-name="P22">Parameter LzApp.setMinDstGas(uint16,uint16,uint256)._minGas (Untitled-1.sol#2830) is not in mixedCase</text:p>
      <text:p text:style-name="P22">Parameter LzApp.setPayloadSizeLimit(uint16,uint256)._dstChainId (Untitled-1.sol#2837) is not in mixedCase</text:p>
      <text:p text:style-name="P22">Parameter LzApp.setPayloadSizeLimit(uint16,uint256)._size (Untitled-1.sol#2837) is not in mixedCase</text:p>
      <text:p text:style-name="P22">Parameter LzApp.isTrustedRemote(uint16,bytes)._srcChainId (Untitled-1.sol#2842) is not in mixedCase</text:p>
      <text:p text:style-name="P22">Parameter LzApp.isTrustedRemote(uint16,bytes)._srcAddress (Untitled-1.sol#2842) is not in mixedCase</text:p>
      <text:p text:style-name="P22">Parameter NonblockingLzApp.nonblockingLzReceive(uint16,bytes,uint64,bytes)._srcChainId (Untitled-1.sol#2896) is not in mixedCase</text:p>
      <text:p text:style-name="P22">Parameter NonblockingLzApp.nonblockingLzReceive(uint16,bytes,uint64,bytes)._srcAddress (Untitled-1.sol#2897) is not in mixedCase</text:p>
      <text:p text:style-name="P22">Parameter NonblockingLzApp.nonblockingLzReceive(uint16,bytes,uint64,bytes)._nonce (Untitled-1.sol#2898) is not in mixedCase</text:p>
      <text:p text:style-name="P22">Parameter NonblockingLzApp.nonblockingLzReceive(uint16,bytes,uint64,bytes)._payload (Untitled-1.sol#2899) is not in mixedCase</text:p>
      <text:p text:style-name="P22">Parameter NonblockingLzApp.retryMessage(uint16,bytes,uint64,bytes)._srcChainId (Untitled-1.sol#2911) is not in mixedCase</text:p>
      <text:p text:style-name="P22">Parameter NonblockingLzApp.retryMessage(uint16,bytes,uint64,bytes)._srcAddress (Untitled-1.sol#2911) is not in mixedCase</text:p>
      <text:p text:style-name="P22">Parameter NonblockingLzApp.retryMessage(uint16,bytes,uint64,bytes)._nonce (Untitled-1.sol#2911) is not in mixedCase</text:p>
      <text:p text:style-name="P22">Parameter NonblockingLzApp.retryMessage(uint16,bytes,uint64,bytes)._payload (Untitled-1.sol#2911) is not in mixedCase</text:p>
      <text:p text:style-name="P22">Parameter ONFT721Core.estimateSendFee(uint16,bytes,uint256,bool,bytes)._dstChainId (Untitled-1.sol#2957) is not in mixedCase</text:p>
      <text:p text:style-name="P22">Parameter ONFT721Core.estimateSendFee(uint16,bytes,uint256,bool,bytes)._toAddress (Untitled-1.sol#2958) is not in mixedCase</text:p>
      <text:p text:style-name="P22">Parameter ONFT721Core.estimateSendFee(uint16,bytes,uint256,bool,bytes)._tokenId (Untitled-1.sol#2959) is not in mixedCase</text:p>
      <text:p text:style-name="P22">Parameter ONFT721Core.estimateSendFee(uint16,bytes,uint256,bool,bytes)._useZro (Untitled-1.sol#2960) is not in mixedCase</text:p>
      <text:p text:style-name="P22">Parameter ONFT721Core.estimateSendFee(uint16,bytes,uint256,bool,bytes)._adapterParams (Untitled-1.sol#2961) is not in mixedCase</text:p>
      <text:p text:style-name="P22">Parameter ONFT721Core.estimateSendBatchFee(uint16,bytes,uint256[],bool,bytes)._dstChainId (Untitled-1.sol#2967) is not in mixedCase</text:p>
      <text:p text:style-name="P22">Parameter ONFT721Core.estimateSendBatchFee(uint16,bytes,uint256[],bool,bytes)._toAddress (Untitled-1.sol#2968) is not in mixedCase</text:p>
      <text:p text:style-name="P22">Parameter ONFT721Core.estimateSendBatchFee(uint16,bytes,uint256[],bool,bytes)._tokenIds (Untitled-1.sol#2969) is not in mixedCase</text:p>
      <text:p text:style-name="P22">Parameter ONFT721Core.estimateSendBatchFee(uint16,bytes,uint256[],bool,bytes)._useZro (Untitled-1.sol#2970) is not in mixedCase</text:p>
      <text:p text:style-name="P22">Parameter ONFT721Core.estimateSendBatchFee(uint16,bytes,uint256[],bool,bytes)._adapterParams (Untitled-1.sol#2971) is not in mixedCase</text:p>
      <text:p text:style-name="P22">Parameter ONFT721Core.sendFrom(address,uint16,bytes,uint256,address,address,bytes)._from (Untitled-1.sol#2978) is not in mixedCase</text:p>
      <text:p text:style-name="P22">Parameter ONFT721Core.sendFrom(address,uint16,bytes,uint256,address,address,bytes)._dstChainId (Untitled-1.sol#2979) is not in mixedCase</text:p>
      <text:p text:style-name="P22">Parameter ONFT721Core.sendFrom(address,uint16,bytes,uint256,address,address,bytes)._toAddress (Untitled-1.sol#2980) is not in mixedCase</text:p>
      <text:p text:style-name="P22">Parameter ONFT721Core.sendFrom(address,uint16,bytes,uint256,address,address,bytes)._tokenId (Untitled-1.sol#2981) is not in mixedCase</text:p>
      <text:p text:style-name="P22">Parameter ONFT721Core.sendFrom(address,uint16,bytes,uint256,address,address,bytes)._refundAddress (Untitled-1.sol#2982) is not in mixedCase</text:p>
      <text:p text:style-name="P22">Parameter ONFT721Core.sendFrom(address,uint16,bytes,uint256,address,address,bytes)._zroPaymentAddress (Untitled-1.sol#2983) is not in mixedCase</text:p>
      <text:p text:style-name="P22">Parameter ONFT721Core.sendFrom(address,uint16,bytes,uint256,address,address,bytes)._adapterParams (Untitled-1.sol#2984) is not in mixedCase</text:p>
      <text:p text:style-name="P22">Parameter ONFT721Core.sendBatchFrom(address,uint16,bytes,uint256[],address,address,bytes)._from (Untitled-1.sol#2998) is not in mixedCase</text:p>
      <text:p text:style-name="P22"><text:soft-page-break/>Parameter ONFT721Core.sendBatchFrom(address,uint16,bytes,uint256[],address,address,bytes)._dstChainId (Untitled-1.sol#2999) is not in mixedCase</text:p>
      <text:p text:style-name="P22">Parameter ONFT721Core.sendBatchFrom(address,uint16,bytes,uint256[],address,address,bytes)._toAddress (Untitled-1.sol#3000) is not in mixedCase</text:p>
      <text:p text:style-name="P22">Parameter ONFT721Core.sendBatchFrom(address,uint16,bytes,uint256[],address,address,bytes)._tokenIds (Untitled-1.sol#3001) is not in mixedCase</text:p>
      <text:p text:style-name="P22">Parameter ONFT721Core.sendBatchFrom(address,uint16,bytes,uint256[],address,address,bytes)._refundAddress (Untitled-1.sol#3002) is not in mixedCase</text:p>
      <text:p text:style-name="P22">Parameter ONFT721Core.sendBatchFrom(address,uint16,bytes,uint256[],address,address,bytes)._zroPaymentAddress (Untitled-1.sol#3003) is not in mixedCase</text:p>
      <text:p text:style-name="P22">Parameter ONFT721Core.sendBatchFrom(address,uint16,bytes,uint256[],address,address,bytes)._adapterParams (Untitled-1.sol#3004) is not in mixedCase</text:p>
      <text:p text:style-name="P22">Parameter ONFT721Core.clearCredits(bytes)._payload (Untitled-1.sol#3064) is not in mixedCase</text:p>
      <text:p text:style-name="P22">Parameter ONFT721Core.setMinGasToTransferAndStore(uint256)._minGasToTransferAndStore (Untitled-1.sol#3110) is not in mixedCase</text:p>
      <text:p text:style-name="P22">Parameter ONFT721Core.setDstChainIdToTransferGas(uint16,uint256)._dstChainId (Untitled-1.sol#3117) is not in mixedCase</text:p>
      <text:p text:style-name="P22">Parameter ONFT721Core.setDstChainIdToTransferGas(uint16,uint256)._dstChainIdToTransferGas (Untitled-1.sol#3117) is not in mixedCase</text:p>
      <text:p text:style-name="P22">Parameter ONFT721Core.setDstChainIdToBatchLimit(uint16,uint256)._dstChainId (Untitled-1.sol#3124) is not in mixedCase</text:p>
      <text:p text:style-name="P22">Parameter ONFT721Core.setDstChainIdToBatchLimit(uint16,uint256)._dstChainIdToBatchLimit (Untitled-1.sol#3124) is not in mixedCase</text:p>
      <text:p text:style-name="P22">Parameter CyberSyndicate.purchaseTokens(uint256)._mintAmount (Untitled-1.sol#3443) is not in mixedCase</text:p>
      <text:p text:style-name="P22">Parameter CyberSyndicate.adminMint(address[],uint256)._sendNftsTo (Untitled-1.sol#3461) is not in mixedCase</text:p>
      <text:p text:style-name="P22">Parameter CyberSyndicate.adminMint(address[],uint256)._howMany (Untitled-1.sol#3461) is not in mixedCase</text:p>
      <text:p text:style-name="P22">Parameter CyberSyndicate.setnftsForOwner(uint256)._newnftsForOwner (Untitled-1.sol#3495) is not in mixedCase</text:p>
      <text:p text:style-name="P22">Parameter CyberSyndicate.setDefaultRoyalty(address,uint96)._receiver (Untitled-1.sol#3499) is not in mixedCase</text:p>
      <text:p text:style-name="P22">Parameter CyberSyndicate.setDefaultRoyalty(address,uint96)._feeNumerator (Untitled-1.sol#3499) is not in mixedCase</text:p>
      <text:p text:style-name="P22">Parameter CyberSyndicate.setCostPerNft(uint256)._newCostPerNft (Untitled-1.sol#3503) is not in mixedCase</text:p>
      <text:p text:style-name="P22">Parameter CyberSyndicate.setMetadataFolderIpfsLink(string)._newMetadataFolderIpfsLink (Untitled-1.sol#3507) is not in mixedCase</text:p>
      <text:p text:style-name="P22">Parameter CyberSyndicate.setSaleActiveTime(uint256)._publicmintActiveTime (Untitled-1.sol#3511) is not in mixedCase</text:p>
      <text:p text:style-name="P22">Constant CyberSyndicate.baseExtension (Untitled-1.sol#3433) is not in UPPER_CASE_WITH_UNDERSCORES</text:p>
      <text:p text:style-name="P22">Reference: https://github.com/crytic/slither/wiki/Detector-Documentation#conformance-to-solidity-naming-conventions</text:p>
      <text:p text:style-name="P22">INFO:Detectors:</text:p>
      <text:p text:style-name="P22">ExcessivelySafeCall.slitherConstructorConstantVariables() (Untitled-1.sol#89-212) uses literals with too many digits:</text:p>
      <text:p text:style-name="P22"><text:s text:c="8"/>- LOW_28_MASK = 0x00000000ffffffffffffffffffffffffffffffffffffffffffffffffffffffff (Untitled-1.sol#90)</text:p>
      <text:p text:style-name="P22">BytesLib.toAddress(bytes,uint256) (Untitled-1.sol#485-494) uses literals with too many digits:</text:p>
      <text:p text:style-name="P22"><text:s text:c="8"/>- tempAddress = mload(uint256)(_bytes + 0x20 + _start) / 0x1000000000000000000000000 (Untitled-1.sol#490)</text:p>
      <text:p text:style-name="P22">Reference: https://github.com/crytic/slither/wiki/Detector-Documentation#too-many-digits</text:p>
      <text:p text:style-name="P22">INFO:Detectors:</text:p>
      <text:p text:style-name="P22"><text:soft-page-break/>CyberSyndicate.baseExtension (Untitled-1.sol#3433) is never used in CyberSyndicate (Untitled-1.sol#3428-3567)</text:p>
      <text:p text:style-name="P22">Reference: https://github.com/crytic/slither/wiki/Detector-Documentation#unused-state-variable</text:p>
      <text:p text:style-name="P22">INFO:Detectors:</text:p>
      <text:p text:style-name="P22">CyberSyndicate.maxSupply (Untitled-1.sol#3429) should be constant </text:p>
      <text:p text:style-name="P22">Reference: https://github.com/crytic/slither/wiki/Detector-Documentation#state-variables-that-could-be-declared-constant</text:p>
      <text:p text:style-name="P22">INFO:Slither:Untitled-1.sol analyzed (27 contracts with 88 detectors), 232 result(s) found</text:p>
      <text:p text:style-name="P22"/>
      <text:p text:style-name="P23">Note: we analyze this report after flatten the main contrac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20T10:29:41.479750536</meta:creation-date>
    <dc:date>2023-07-25T18:29:17.459940930</dc:date>
    <meta:editing-duration>PT2H42M23S</meta:editing-duration>
    <meta:editing-cycles>26</meta:editing-cycles>
    <meta:generator>LibreOffice/7.5.4.2$Linux_X86_64 LibreOffice_project/50$Build-2</meta:generator>
    <meta:document-statistic meta:table-count="0" meta:image-count="0" meta:object-count="0" meta:page-count="15" meta:paragraph-count="397" meta:word-count="2385" meta:character-count="33234" meta:non-whitespace-character-count="30583"/>
  </office:meta>
</office:document-meta>
</file>